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23f9" officeooo:paragraph-rsid="001a2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la Valores Atómicos: un atributo no puede tener 2 valores: ej → precio = 20€. precio no puede tener como precio 15€ o 20€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09:55:24.436000000</meta:creation-date>
    <dc:date>2024-10-14T09:56:13.602000000</dc:date>
    <meta:editing-duration>PT49S</meta:editing-duration>
    <meta:editing-cycles>1</meta:editing-cycles>
    <meta:document-statistic meta:table-count="0" meta:image-count="0" meta:object-count="0" meta:page-count="1" meta:paragraph-count="1" meta:word-count="24" meta:character-count="124" meta:non-whitespace-character-count="101"/>
    <meta:generator>LibreOffice/24.8.1.2$Windows_X86_64 LibreOffice_project/87fa9aec1a63e70835390b81c40bb8993f1d4ff6</meta:generator>
  </office:meta>
</office:document-meta>
</file>